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text-position="super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style:text-position="sub"/>
    </style:style>
    <style:style style:name="T10" style:family="text">
      <style:text-properties/>
    </style:style>
    <style:style style:name="T1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Adding element via HTML</text:span></text:p>
        <text:p><text:span text:style-name="T2">Some well formed HTML snippet needs to be used</text:span></text:p>
        <text:p><text:span text:style-name="T3">With for example </text:span><text:span text:style-name="T4">some</text:span><text:span text:style-name="T5">1</text:span><text:span text:style-name="T6"> </text:span><text:span text:style-name="T7">inline</text:span><text:span text:style-name="T8"> formatting</text:span><text:span text:style-name="T9">1</text:span></text:p>
        <text:p><text:span text:style-name="T10">Unordered (bulleted) list:</text:span></text:p>
        <text:p><text:span text:style-name="T11">Ordered (numbered) list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12-21T18:04:42.000</dc:date>
    <meta:generator>PHPWord</meta:generator>
    <meta:initial-creator/>
    <meta:creation-date>2017-12-21T18:04:42.000</meta:creation-date>
    <meta:keyword/>
    <meta:user-defined meta:name="Category"/>
    <meta:user-defined meta:name="Company"/>
    <meta:user-defined meta:name="Manager"/>
  </office:meta>
</office:document-meta>
</file>